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9">29.05.2017</text:date>, <text:time>17:24: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9T17:24:51.84</dc:date>
    <meta:editing-duration>P164DT16H16M30S</meta:editing-duration>
    <meta:editing-cycles>727</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StringType() ' singleton data ctor; return the singleton value
	Static c As Object, v As Object
	If isNull(c) Then
		Dim cs As Variant
		cs = field(DataTypeCtor_dataCtors, TType)
		
	End If
	StringType = v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assert_hasCtor(v As Variant, c As Variant)
	If Not(isDataValue(c)) Or Not(isDataValue(c)) Then
		Goto assert_hasCtor_invalid_args
	End If
	If Not(DataValue_same(ctorOf(c), DataCtor)) Then
		Goto assert_hasCtor_invalid_args
	End If
	assert_hasCtor = assertEqual(DataValue_same( _
		ctorOf(v), c), True)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Not(DataValue_same(ctorOf(c),  DataCtor)) _
	Or Not(DataValue_same(ctorOf(tc), DataTypeCtor)) Then
		Goto assert_hasTypeCtor_invalid_args
	End If
	assert_hasTypeCtor = assertEqual(DataValue_same( _
		field(DataCtor_typeCtor, c), tc), True)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assertEqual(DataValue_same(cDataTypeCtor, tcType),		Fals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assertEqual(DataValue_same(tcDataTypeCtor, tcType), 		False).x
	assertEqual(DataValue_same(tcDataTypeCtor, cDataTypeCtor),	False).x

	Dim cDataCtor As Variant
	cDataCtor = DataCtor
	assertEqual(isDataValue(cDataCtor), True).x
	assertEqual(fieldCount( cDataCtor), 3).x
	assertEqual(field(DataCtor_name, cDataCtor), "DataCtor").x
	' field argTypes later
	assert_hasCtor(cDataCtor, 	cDataCtor).x
	assert_hasCtor(cDataTypeCtor,	cDataCtor).x
	assertEqual(DataValue_same(cDataCtor, tcType), 			False).x
	assertEqual(DataValue_same(cDataCtor, cDataTypeCtor),	False).x
	assertEqual(DataValue_same(cDataCtor, tcDataTypeCtor),	False).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assertEqual(DataValue_same(tcDataCtor, tcType), 		False).x
	assertEqual(DataValue_same(tcDataCtor, cDataTypeCtor),	False).x
	assertEqual(DataValue_same(tcDataCtor, tcDataTypeCtor),	False).x
	assertEqual(DataValue_same(tcDataCtor, cDataCtor),		False).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assertEqual(DataValue_same(tcList, tcType), 		False).x
	assertEqual(DataValue_same(tcList, cDataTypeCtor),	False).x
	assertEqual(DataValue_same(tcList, tcDataTypeCtor),	False).x
	assertEqual(DataValue_same(tcList, cDataCtor),		False).x
	assertEqual(DataValue_same(tcList, tcDataCtor),		False).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cNil = ctorOf(vNil)
	assertEqual(isDataValue(vNil), True).x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Equal(DataValue_same( _
		field(DataCtor_argTypes, cNil), vNil), True).x
	' TList's dataCtors field is non-nil:
	Dim ListCtors
	ListCtors = field(DataTypeCtor_dataCtors, tcList)
	assertEqual(DataValue_same(ListCtors, vNil), False).x
	
	assertEqual(DataValue_same(vNil, tcType), 			False).x
	assertEqual(DataValue_same(vNil, cDataTypeCtor),	False).x
	assertEqual(DataValue_same(vNil, tcDataTypeCtor),	False).x
	assertEqual(DataValue_same(vNil, cDataCtor),		False).x
	assertEqual(DataValue_same(vNil, tcDataCtor),		False).x
	assertEqual(DataValue_same(vNil, tcList),			False).x
	assertEqual(DataValue_same(vNil, cNil),				False).x
	assertEqual(DataValue_same(cNil, tcType), 			False).x
	assertEqual(DataValue_same(cNil, cDataTypeCtor),	False).x
	assertEqual(DataValue_same(cNil, tcDataTypeCtor),	False).x
	assertEqual(DataValue_same(cNil, cDataCtor),		False).x
	assertEqual(DataValue_same(cNil, tcDataCtor),		False).x
	assertEqual(DataValue_same(cNil, tcList),			False).x
	
	Dim cCons As Variant
	cCons = List_cons
	assertEqual(isDataValue(cCons), True).x
	assert_hasCtor(    cCons, cDataCtor	).x
	assert_hasTypeCtor(cCons, tcList	).x
	' Let's not test the name, rather confirm that it has 
	' a non-nil argTypes field and is itself the data ctor of that!
	assertEqual(DataValue_same(field(DataCtor_argTypes, cCons), vNil), False).x
	assert_hasCtor(field(DataCtor_argTypes, cCons), cCons).x
	' TList's dataCtors field is a cons value:
	assert_hasCtor(ListCtors, cCons).x

	assertEqual(DataValue_same(cCons, tcType), 			False).x
	assertEqual(DataValue_same(cCons, cDataTypeCtor),	False).x
	assertEqual(DataValue_same(cCons, tcDataTypeCtor),	False).x
	assertEqual(DataValue_same(cCons, cDataCtor),		False).x
	assertEqual(DataValue_same(cCons, tcDataCtor),		False).x
	assertEqual(DataValue_same(cCons, tcList),			False).x
	assertEqual(DataValue_same(cCons, vNil),			False).x
	assertEqual(DataValue_same(cCons, cNil),			False).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data ctors of TType
	Dim cString As Variant
	cString = StringType
	assertEqual(isDataValue(cString), True).x
	assertEqual(field(DataCtor_name, cString), "String").x
	assert_hasCtor(	   cString,		cDataCtor).x
	assert_hasTypeCtor(cString,		tcType).x
	
	assertEqual(DataValue_same( _
		field(DataCtor_typeCtor, cDataCtor), _
		tcDataCtor), _
	True).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Equal(hasType(TDataCtor,		DataCtor), True).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